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274cm" fo:min-width="3.4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782cm" fo:min-width="3.437cm"/>
      <style:paragraph-properties style:writing-mode="lr-tb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1.528cm" fo:min-width="4.19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ffd7" draw:textarea-horizontal-align="justify" draw:textarea-vertical-align="middle" draw:auto-grow-height="true" fo:min-height="0cm" fo:min-width="0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528cm" fo:min-width="3.437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d7"/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4pt" style:font-size-asian="18pt" style:font-weight-asian="normal" style:font-size-complex="18pt"/>
    </style:style>
    <style:style style:name="P5" style:family="paragraph">
      <loext:graphic-properties draw:fill-color="#ffffd7"/>
      <style:paragraph-properties fo:text-align="center" style:writing-mode="lr-tb"/>
      <style:text-properties fo:font-size="14pt" style:font-size-asian="18pt" style:font-weight-asian="normal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 style:writing-mode="lr-tb">
        <style:tab-stops/>
      </style:paragraph-properties>
      <style:text-properties fo:font-size="10pt" style:font-size-asian="18pt" style:font-weight-asian="normal" style:font-size-complex="18pt"/>
    </style:style>
    <style:style style:name="P8" style:family="paragraph">
      <loext:graphic-properties draw:fill-color="#ffffd7"/>
      <style:paragraph-properties fo:text-align="start" style:writing-mode="lr-tb">
        <style:tab-stops/>
      </style:paragraph-properties>
      <style:text-properties fo:font-size="10pt" style:font-size-asian="18pt" style:font-weight-asian="normal" style:font-size-complex="18pt"/>
    </style:style>
    <style:style style:name="P9" style:family="paragraph">
      <style:paragraph-properties fo:text-align="start" style:writing-mode="lr-tb"/>
      <style:text-properties fo:font-size="9pt" style:font-size-asian="18pt" style:font-weight-asian="normal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8pt" style:font-weight-asian="normal" style:font-size-complex="18pt"/>
    </style:style>
    <style:style style:name="P11" style:family="paragraph">
      <loext:graphic-properties draw:fill-color="#ffffd7"/>
      <style:paragraph-properties fo:text-align="center" style:writing-mode="lr-tb"/>
      <style:text-properties fo:font-size="9pt" style:font-size-asian="18pt" style:font-weight-asian="normal" style:font-size-complex="18pt"/>
    </style:style>
    <style:style style:name="P12" style:family="paragraph">
      <loext:graphic-properties draw:fill="solid"/>
      <style:paragraph-properties fo:text-align="center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4pt" style:font-size-asian="18pt" style:font-weight-asian="normal" style:font-size-complex="18pt"/>
    </style:style>
    <style:style style:name="T3" style:family="text">
      <style:text-properties fo:font-size="10pt" style:font-size-asian="18pt" style:font-weight-asian="normal" style:font-size-complex="18pt"/>
    </style:style>
    <style:style style:name="T4" style:family="text">
      <style:text-properties fo:font-size="14pt" fo:font-style="italic" style:font-size-asian="18pt" style:font-weight-asian="normal" style:font-size-complex="18pt"/>
    </style:style>
    <style:style style:name="T5" style:family="text">
      <style:text-properties fo:font-size="9pt" fo:font-style="italic" style:font-size-asian="18pt" style:font-weight-asian="normal" style:font-size-complex="18pt"/>
    </style:style>
    <style:style style:name="T6" style:family="text">
      <style:text-properties fo:font-size="9pt" style:font-size-asian="18pt" style:font-weight-asian="normal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1.524cm" svg:x="9.636cm" svg:y="3.032cm">
          <text:p text:style-name="P1"><text:span text:style-name="T1">GMAIL: Alert </text:span><text:span text:style-name="T1">Email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731cm" svg:height="0.962cm" svg:x="8.366cm" svg:y="1.508cm">
          <draw:text-box>
            <text:p>Workflow Chart</text:p>
          </draw:text-box>
        </draw:frame>
        <draw:custom-shape draw:style-name="gr3" draw:text-style-name="P5" draw:layer="layout" svg:width="3.937cm" svg:height="2.032cm" svg:x="1.762cm" svg:y="6.08cm">
          <text:p text:style-name="P4"><text:span text:style-name="T2">G2N 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99cm" svg:height="1.778cm" svg:x="9.255cm" svg:y="5.699cm">
          <text:p text:style-name="P4"><text:span text:style-name="T2">.../gmail2nag.py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668cm" svg:y1="4.556cm" svg:x2="11.668cm" svg:y2="5.699cm">
          <text:p/>
        </draw:line>
        <draw:custom-shape draw:style-name="gr6" draw:text-style-name="P8" draw:layer="layout" svg:width="8.782cm" svg:height="6.161cm" svg:x="7.585cm" svg:y="8.747cm">
          <text:p text:style-name="P7"><text:span text:style-name="T3">/opt/g2nout/g2n.json:</text:span></text:p>
          <text:p text:style-name="P7"><text:span text:style-name="T3">Alerts{</text:span></text:p>
          <text:p text:style-name="P7"><text:span text:style-name="T3"><text:s text:c="6"/></text:span><text:span text:style-name="T3">"icmanage@gdp2.holt.insid</text:span><text:span text:style-name="T3">e (ICmanage GDP)": {</text:span></text:p>
          <text:p text:style-name="P7"><text:span text:style-name="T3"><text:s text:c="6"/></text:span><text:span text:style-name="T3">"Hosts": {</text:span></text:p>
          <text:p text:style-name="P7"><text:span text:style-name="T3"><text:s text:c="8"/></text:span><text:span text:style-name="T3">"gdp2": {</text:span></text:p>
          <text:p text:style-name="P7"><text:span text:style-name="T3"><text:s text:c="10"/></text:span><text:span text:style-name="T3">"Programs": {</text:span></text:p>
          <text:p text:style-name="P7"><text:span text:style-name="T3"><text:s text:c="12"/></text:span><text:span text:style-name="T3">"check_space": {</text:span></text:p>
          <text:p text:style-name="P7"><text:span text:style-name="T3"><text:s text:c="14"/></text:span><text:span text:style-name="T3">"date": "Thu, 9 </text:span><text:span text:style-name="T3">Sep 2021 15:05:01",</text:span></text:p>
          <text:p text:style-name="P7"><text:span text:style-name="T3"><text:s text:c="14"/></text:span><text:span text:style-name="T3">"user": </text:span><text:span text:style-name="T3">"icmanage",</text:span></text:p>
          <text:p text:style-name="P7"><text:span text:style-name="T3"><text:s text:c="14"/></text:span><text:span text:style-name="T3">"status": </text:span><text:span text:style-name="T3">"WARNING",</text:span></text:p>
          <text:p text:style-name="P7"><text:span text:style-name="T3"><text:s text:c="14"/></text:span><text:span text:style-name="T3">"status_text": </text:span><text:span text:style-name="T3">"filesystem over 85% full",</text:span></text:p>
          <text:p text:style-name="P7"><text:span text:style-name="T3"><text:s text:c="14"/></text:span><text:span text:style-name="T3">"program": </text:span><text:span text:style-name="T3">"check_space"</text:span></text:p>
          <text:p text:style-name="P7"><text:span text:style-name="T3"><text:s text:c="12"/></text:span><text:span text:style-name="T3">}</text:span></text:p>
          <text:p text:style-name="P7"><text:span text:style-name="T3">...</text:span></text:p>
          <text:p text:style-name="P7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046cm" svg:height="0.806cm" svg:x="7.731cm" svg:y="17.637cm">
          <text:p text:style-name="P4"><text:span text:style-name="T4">/opt/nagios/</text:span><text:span text:style-name="T4">pyfiles/</text:span><text:span text:style-name="T4">nagmanager.p</text:span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937cm" svg:height="1.778cm" svg:x="1.508cm" svg:y="21.574cm">
          <text:p text:style-name="P4"><text:span text:style-name="T2">Nagios container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9.536cm" svg:height="7.371cm" svg:x="6.842cm" svg:y="19.923cm">
          <text:p text:style-name="P9"><text:span text:style-name="T5">/opt/nagios/etc/services/icm_objects…</text:span></text:p>
          <text:p text:style-name="P9"><text:span text:style-name="T5">/Holt/</text:span><text:span text:style-name="T6">gdp2.cfg:</text:span></text:p>
          <text:p text:style-name="P9"><text:span text:style-name="T6"><text:s text:c="2"/></text:span><text:span text:style-name="T6">define host {</text:span></text:p>
          <text:p text:style-name="P9"><text:span text:style-name="T6"><text:s text:c="4"/></text:span><text:span text:style-name="T6">Use</text:span><text:span text:style-name="T6"><text:tab/></text:span><text:span text:style-name="T6"><text:tab/></text:span><text:span text:style-name="T6">icm-cust-server</text:span></text:p>
          <text:p text:style-name="P9"><text:span text:style-name="T6"><text:s text:c="4"/></text:span><text:span text:style-name="T6">host_name</text:span><text:span text:style-name="T6"><text:tab/></text:span><text:span text:style-name="T6">gdp2</text:span></text:p>
          <text:p text:style-name="P9"><text:span text:style-name="T6"><text:s text:c="4"/></text:span><text:span text:style-name="T6">Address</text:span><text:span text:style-name="T6"><text:tab/></text:span><text:span text:style-name="T6">icmanage@gdp2.holt.inside (ICmanage GDP)</text:span></text:p>
          <text:p text:style-name="P9"><text:span text:style-name="T6"><text:s text:c="2"/></text:span><text:span text:style-name="T6">}</text:span></text:p>
          <text:p text:style-name="P9"><text:span text:style-name="T5">/0_configs/hostgroups.cfg:</text:span></text:p>
          <text:p text:style-name="P9"><text:span text:style-name="T5"><text:s text:c="2"/></text:span><text:span text:style-name="T5">define hostgroup {</text:span></text:p>
          <text:p text:style-name="P9"><text:span text:style-name="T7"><text:s text:c="2"/></text:span><text:span text:style-name="T5"><text:s text:c="2"/></text:span><text:span text:style-name="T5">hostgroup_name <text:s text:c="8"/></text:span><text:span text:style-name="T5"><text:tab/></text:span><text:span text:style-name="T5">holt</text:span></text:p>
          <text:p text:style-name="P9"><text:span text:style-name="T7"><text:s text:c="2"/></text:span><text:span text:style-name="T5"><text:s text:c="2"/></text:span><text:span text:style-name="T5">alias <text:s text:c="15"/></text:span><text:span text:style-name="T5"><text:tab/></text:span><text:span text:style-name="T5"><text:tab/></text:span><text:span text:style-name="T5">ICM Customer</text:span></text:p>
          <text:p text:style-name="P9"><text:span text:style-name="T7"><text:s text:c="2"/></text:span><text:span text:style-name="T5"><text:s text:c="2"/></text:span><text:span text:style-name="T5">members <text:s text:c="15"/></text:span><text:span text:style-name="T5"><text:tab/></text:span><text:span text:style-name="T5">gdp2</text:span></text:p>
          <text:p text:style-name="P9"><text:span text:style-name="T5"><text:s text:c="2"/></text:span><text:span text:style-name="T5">}</text:span></text:p>
          <text:p text:style-name="P10"><text:span text:style-name="T6">/1_services/…</text:span></text:p>
          <text:p text:style-name="P10"><text:span text:style-name="T6"><text:s text:c="2"/></text:span><text:span text:style-name="T6">/</text:span><text:span text:style-name="T5">custservice.cfg:</text:span></text:p>
          <text:p text:style-name="P10"><text:span text:style-name="T7"><text:s text:c="2"/></text:span><text:span text:style-name="T5"><text:s text:c="2"/></text:span><text:span text:style-name="T5">define service {</text:span></text:p>
          <text:p text:style-name="P10"><text:span text:style-name="T7"><text:s text:c="4"/></text:span><text:span text:style-name="T5"><text:s text:c="2"/></text:span><text:span text:style-name="T5">use <text:s text:c="16"/></text:span><text:span text:style-name="T5"><text:tab/></text:span><text:span text:style-name="T5">icm-svc-template</text:span></text:p>
          <text:p text:style-name="P10"><text:span text:style-name="T7"><text:s text:c="4"/></text:span><text:span text:style-name="T5"><text:s text:c="2"/></text:span><text:span text:style-name="T5">host_name <text:s text:c="17"/></text:span><text:span text:style-name="T5"><text:tab/></text:span><text:span text:style-name="T5">gdp2</text:span></text:p>
          <text:p text:style-name="P10"><text:span text:style-name="T7"><text:s text:c="4"/></text:span><text:span text:style-name="T5"><text:s text:c="2"/></text:span><text:span text:style-name="T5">service_description <text:s text:c="2"/></text:span><text:span text:style-name="T5"><text:tab/></text:span><text:span text:style-name="T5">check_space</text:span></text:p>
          <text:p text:style-name="P10"><text:span text:style-name="T7"><text:s text:c="2"/></text:span><text:span text:style-name="T5"><text:s text:c="2"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699cm" svg:y1="6.842cm" svg:x2="9.255cm" svg:y2="6.842cm">
          <text:p/>
        </draw:line>
        <draw:line draw:style-name="gr8" draw:text-style-name="P6" draw:layer="layout" svg:x1="7.604cm" svg:y1="12.049cm" svg:x2="3.794cm" svg:y2="12.049cm">
          <text:p/>
        </draw:line>
        <draw:line draw:style-name="gr8" draw:text-style-name="P6" draw:layer="layout" svg:x1="3.794cm" svg:y1="9.636cm" svg:x2="3.794cm" svg:y2="8.112cm">
          <text:p/>
        </draw:line>
        <draw:line draw:style-name="gr5" draw:text-style-name="P6" draw:layer="layout" svg:x1="11.668cm" svg:y1="7.477cm" svg:x2="11.668cm" svg:y2="8.747cm">
          <text:p/>
        </draw:line>
        <draw:line draw:style-name="gr8" draw:text-style-name="P6" draw:layer="layout" svg:x1="3.032cm" svg:y1="16.24cm" svg:x2="3.032cm" svg:y2="8.112cm">
          <text:p/>
        </draw:line>
        <draw:line draw:style-name="gr8" draw:text-style-name="P12" draw:layer="layout" svg:x1="3.794cm" svg:y1="12.049cm" svg:x2="3.794cm" svg:y2="8.112cm">
          <text:p/>
        </draw:line>
        <draw:line draw:style-name="gr8" draw:text-style-name="P6" draw:layer="layout" svg:x1="8.112cm" svg:y1="16.24cm" svg:x2="3.032cm" svg:y2="16.24cm">
          <text:p/>
        </draw:line>
        <draw:custom-shape draw:style-name="gr6" draw:text-style-name="P5" draw:layer="layout" svg:width="6.793cm" svg:height="0.806cm" svg:x="8.112cm" svg:y="15.815cm">
          <text:p text:style-name="P4"><text:span text:style-name="T4">g2n_db:/opt/g2nout/g2n.json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032cm" svg:y1="21.574cm" svg:x2="3.032cm" svg:y2="16.24cm">
          <text:p/>
        </draw:line>
        <draw:line draw:style-name="gr5" draw:text-style-name="P6" draw:layer="layout" svg:x1="11.668cm" svg:y1="14.97cm" svg:x2="11.668cm" svg:y2="15.859cm">
          <text:p/>
        </draw:line>
        <draw:line draw:style-name="gr5" draw:text-style-name="P6" draw:layer="layout" svg:x1="11.668cm" svg:y1="16.621cm" svg:x2="11.668cm" svg:y2="17.637cm">
          <text:p/>
        </draw:line>
        <draw:line draw:style-name="gr5" draw:text-style-name="P6" draw:layer="layout" svg:x1="11.668cm" svg:y1="18.399cm" svg:x2="11.668cm" svg:y2="19.923cm">
          <text:p/>
        </draw:line>
        <draw:frame draw:style-name="gr9" draw:text-style-name="P13" draw:layer="layout" svg:width="5.08cm" svg:height="1.199cm" svg:x="12.43cm" svg:y="4.627cm">
          <draw:text-box>
            <text:p><text:span text:style-name="T8">Cronjob calls script to create/update g2n.json</text:span></text:p>
          </draw:text-box>
        </draw:frame>
        <draw:frame draw:style-name="gr9" draw:text-style-name="P13" draw:layer="layout" svg:width="7.493cm" svg:height="1.199cm" svg:x="12.049cm" svg:y="7.604cm">
          <draw:text-box>
            <text:p text:style-name="P14"><text:span text:style-name="T8">Scraped information is stored in JSON format.</text:span></text:p>
          </draw:text-box>
        </draw:frame>
        <draw:frame draw:style-name="gr10" draw:text-style-name="P15" draw:layer="layout" svg:width="7.493cm" svg:height="0.725cm" svg:x="12.049cm" svg:y="15.041cm">
          <draw:text-box>
            <text:p text:style-name="P14"><text:span text:style-name="T8">The g2n.json database is updated.</text:span></text:p>
          </draw:text-box>
        </draw:frame>
        <draw:line draw:style-name="gr8" draw:text-style-name="P6" draw:layer="layout" svg:x1="3.667cm" svg:y1="21.574cm" svg:x2="3.667cm" svg:y2="18.018cm">
          <text:p/>
        </draw:line>
        <draw:line draw:style-name="gr8" draw:text-style-name="P6" draw:layer="layout" svg:x1="7.731cm" svg:y1="18.018cm" svg:x2="3.667cm" svg:y2="18.018cm">
          <text:p/>
        </draw:line>
        <draw:line draw:style-name="gr8" draw:text-style-name="P6" draw:layer="layout" svg:x1="6.715cm" svg:y1="22.463cm" svg:x2="5.445cm" svg:y2="22.463cm">
          <text:p/>
        </draw:line>
        <draw:frame draw:style-name="gr10" draw:text-style-name="P15" draw:layer="layout" svg:width="8.636cm" svg:height="1.199cm" svg:x="12.049cm" svg:y="16.494cm">
          <draw:text-box>
            <text:p text:style-name="P14"><text:span text:style-name="T8">Nagios config script reads g2n.json to create Nagios object files.</text:span></text:p>
          </draw:text-box>
        </draw:frame>
        <draw:frame draw:style-name="gr9" draw:text-style-name="P15" draw:layer="layout" svg:width="4.445cm" svg:height="1.199cm" svg:x="3.159cm" svg:y="14.914cm">
          <draw:text-box>
            <text:p text:style-name="P14"><text:span text:style-name="T8">Shared docker volume</text:span></text:p>
          </draw:text-box>
        </draw:frame>
        <draw:frame draw:style-name="gr10" draw:text-style-name="P15" draw:layer="layout" svg:width="8.636cm" svg:height="1.199cm" svg:x="12.176cm" svg:y="18.579cm">
          <draw:text-box>
            <text:p text:style-name="P16"><text:span text:style-name="T8">Also creates </text:span><text:span text:style-name="T8">service that </text:span><text:span text:style-name="T8">calls </text:span><text:span text:style-name="T8">hostpoll.py, </text:span><text:span text:style-name="T8">which reflects </text:span><text:span text:style-name="T8">alert status in </text:span><text:span text:style-name="T8">Nagios GUI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592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1-09-09T14:55:08.254290454</meta:creation-date>
    <dc:date>2021-09-17T10:37:57.431430371</dc:date>
    <meta:editing-duration>PT51M55S</meta:editing-duration>
    <meta:editing-cycles>8</meta:editing-cycles>
    <meta:generator>LibreOffice/6.4.3.2$Linux_X86_64 LibreOffice_project/747b5d0ebf89f41c860ec2a39efd7cb15b54f2d8</meta:generator>
    <meta:document-statistic meta:object-count="30"/>
  </office:meta>
</office:document-meta>
</file>